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3.886cm" fo:min-width="5.394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6cm" fo:min-width="1.9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6cm" fo:min-width="2.5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6cm" fo:min-width="1.41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.7999992370605pt"/>
    </style:style>
    <style:style style:name="P4" style:family="paragraph">
      <loext:graphic-properties draw:fill="none" draw:fill-color="#ffffff"/>
      <style:text-properties fo:font-size="24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94cm" svg:height="4.136cm" svg:x="3.92cm" svg:y="3.471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3.92cm" svg:y1="7.606cm" svg:x2="9.815cm" svg:y2="7.606cm">
          <text:p/>
        </draw:line>
        <draw:path draw:style-name="gr2" draw:text-style-name="P2" draw:layer="layout" svg:width="3.132cm" svg:height="0.894cm" draw:transform="skewX (-0.0649262481741891) rotate (-2.48849044749352) translate (5.52438063486402cm 7.75665839570989cm)" svg:viewBox="0 0 3133 895" svg:d="M0 199c2021-199 2021-199 2021-199l1112 895">
          <text:p/>
        </draw:path>
        <draw:line draw:style-name="gr2" draw:text-style-name="P2" draw:layer="layout" svg:x1="6.867cm" svg:y1="0.716cm" svg:x2="6.867cm" svg:y2="10.366cm">
          <text:p/>
        </draw:line>
        <draw:frame draw:style-name="gr3" draw:text-style-name="P4" draw:layer="layout" svg:width="3.329cm" svg:height="1.326cm" svg:x="6.868cm" svg:y="0.078cm">
          <draw:text-box>
            <text:p text:style-name="P3">anode</text:p>
          </draw:text-box>
        </draw:frame>
        <draw:frame draw:style-name="gr4" draw:text-style-name="P4" draw:layer="layout" svg:width="4.059cm" svg:height="1.326cm" svg:x="6.925cm" svg:y="9.652cm">
          <draw:text-box>
            <text:p text:style-name="P3">cathode</text:p>
          </draw:text-box>
        </draw:frame>
        <draw:frame draw:style-name="gr5" draw:text-style-name="P4" draw:layer="layout" svg:width="2.556cm" svg:height="1.326cm" svg:x="0.09cm" svg:y="8.296cm">
          <draw:text-box>
            <text:p text:style-name="P3">g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11:53:13.142390702</meta:creation-date>
    <dc:date>2020-07-01T12:03:09.368380641</dc:date>
    <meta:editing-duration>PT9M57S</meta:editing-duration>
    <meta:editing-cycles>1</meta:editing-cycles>
    <meta:document-statistic meta:object-count="7"/>
    <meta:generator>LibreOffice/6.0.7.3$Linux_X86_64 LibreOffice_project/00m0$Build-3</meta:generator>
  </office:meta>
</office:document-meta>
</file>